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e2d66" officeooo:paragraph-rsid="001e2d66"/>
    </style:style>
    <style:style style:name="P2" style:family="paragraph" style:parent-style-name="Heading_20_3">
      <style:text-properties officeooo:rsid="001fc2b0" officeooo:paragraph-rsid="001fc2b0"/>
    </style:style>
    <style:style style:name="P3" style:family="paragraph" style:parent-style-name="Title">
      <style:text-properties officeooo:rsid="001e2d66" officeooo:paragraph-rsid="001e2d66"/>
    </style:style>
    <style:style style:name="P4" style:family="paragraph" style:parent-style-name="Standard">
      <style:text-properties fo:font-weight="bold" officeooo:rsid="001e2d66" officeooo:paragraph-rsid="001e2d66" style:font-weight-asian="bold" style:font-weight-complex="bold"/>
    </style:style>
    <style:style style:name="P5" style:family="paragraph" style:parent-style-name="Text_20_body" style:list-style-name="L1">
      <style:text-properties officeooo:rsid="001fc2b0" officeooo:paragraph-rsid="001fc2b0"/>
    </style:style>
    <style:style style:name="P6" style:family="paragraph" style:parent-style-name="Text_20_body">
      <style:text-properties officeooo:rsid="001fc2b0" officeooo:paragraph-rsid="001fc2b0"/>
    </style:style>
    <style:style style:name="P7" style:family="paragraph" style:parent-style-name="Text_20_body" style:list-style-name="L2">
      <style:text-properties officeooo:rsid="001fc2b0" officeooo:paragraph-rsid="001fc2b0"/>
    </style:style>
    <style:style style:name="P8" style:family="paragraph" style:parent-style-name="Text_20_body" style:list-style-name="L3">
      <style:text-properties officeooo:rsid="001fc2b0" officeooo:paragraph-rsid="001fc2b0"/>
    </style:style>
    <style:style style:name="P9" style:family="paragraph" style:parent-style-name="Text_20_body" style:list-style-name="L2">
      <style:text-properties officeooo:rsid="002073a2" officeooo:paragraph-rsid="002073a2"/>
    </style:style>
    <style:style style:name="P10" style:family="paragraph" style:parent-style-name="Text_20_body" style:list-style-name="L3">
      <style:text-properties officeooo:rsid="0021d2af" officeooo:paragraph-rsid="0021d2af"/>
    </style:style>
    <style:style style:name="P11" style:family="paragraph" style:parent-style-name="Text_20_body" style:list-style-name="L2">
      <style:text-properties officeooo:rsid="0021d2af" officeooo:paragraph-rsid="0021d2af"/>
    </style:style>
    <style:style style:name="P12" style:family="paragraph" style:parent-style-name="Text_20_body" style:list-style-name="L1">
      <style:text-properties officeooo:rsid="0023a968" officeooo:paragraph-rsid="002593c6"/>
    </style:style>
    <style:style style:name="P13" style:family="paragraph" style:parent-style-name="Text_20_body" style:list-style-name="L1">
      <style:text-properties officeooo:rsid="002593c6" officeooo:paragraph-rsid="002593c6"/>
    </style:style>
    <style:style style:name="P14" style:family="paragraph" style:parent-style-name="Text_20_body" style:list-style-name="L2">
      <style:text-properties officeooo:rsid="00274353" officeooo:paragraph-rsid="00274353"/>
    </style:style>
    <style:style style:name="P15" style:family="paragraph" style:parent-style-name="Text_20_body" style:list-style-name="L3">
      <style:text-properties officeooo:rsid="0029e212" officeooo:paragraph-rsid="0029e212"/>
    </style:style>
    <style:style style:name="P16" style:family="paragraph" style:parent-style-name="Text_20_body" style:list-style-name="L3">
      <style:text-properties officeooo:rsid="002a555d" officeooo:paragraph-rsid="002a55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5e6a7"/>
    </style:style>
    <style:style style:name="T3" style:family="text">
      <style:text-properties officeooo:rsid="0027fce4"/>
    </style:style>
    <style:style style:name="T4" style:family="text">
      <style:text-properties officeooo:rsid="002a555d"/>
    </style:style>
    <style:style style:name="T5" style:family="text">
      <style:text-properties officeooo:rsid="002b3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c-Tac-Toe</text:p>
      <text:p text:style-name="P1">Design Thoughts</text:p>
      <text:h text:style-name="Heading_20_3" text:outline-level="3">AI Game Modes:</text:h>
      <text:p text:style-name="P4"><text:tab/>Easy:<text:span text:style-name="T1"> All moves by “AI” are random open squares</text:span></text:p>
      <text:p text:style-name="P4"><text:tab/>Medium:<text:span text:style-name="T1"> “AI” Will close off any obvious “next play wins” squares and is otherwise random</text:span></text:p>
      <text:p text:style-name="P4"><text:tab/>Hard:<text:span text:style-name="T1"> “AI” will close and NPW squares and otherwise opts for a most valuable square heuristic</text:span></text:p>
      <text:p text:style-name="P4"><text:tab/>Extreme:<text:span text:style-name="T1"> “AI” calculates every possible play to end-game, weights the outcomes and chooses <text:tab/>the most likely win scenario. - Most likely a 2.0 feature.</text:span></text:p>
      <text:p text:style-name="P4"><text:span text:style-name="T1"/></text:p>
      <text:p text:style-name="P4"><text:span text:style-name="T1"/></text:p>
      <text:h text:style-name="Heading_20_3" text:outline-level="3">Leaderboard</text:h>
      <text:list xml:id="list376942690" text:style-name="L1">
        <text:list-item>
          <text:p text:style-name="P5">Username</text:p>
          <text:list>
            <text:list-item>
              <text:p text:style-name="P5">→<text:span text:style-name="T2"> </text:span>Detail screen </text:p>
              <text:list>
                <text:list-item>
                  <text:p text:style-name="P13">Wins</text:p>
                </text:list-item>
                <text:list-item>
                  <text:p text:style-name="P13">Losses</text:p>
                </text:list-item>
                <text:list-item>
                  <text:p text:style-name="P13">% X vs O</text:p>
                </text:list-item>
                <text:list-item>
                  <text:p text:style-name="P12">[] Wins as X</text:p>
                </text:list-item>
                <text:list-item>
                  <text:p text:style-name="P12">[] Wins as O</text:p>
                </text:list-item>
                <text:list-item>
                  <text:p text:style-name="P5">Most played against</text:p>
                </text:list-item>
                <text:list-item>
                  <text:p text:style-name="P5">Most won against</text:p>
                </text:list-item>
                <text:list-item>
                  <text:p text:style-name="P5">Most lost against</text:p>
                </text:list-item>
                <text:list-item>
                  <text:p text:style-name="P5">[] List of games played against logged in user</text:p>
                </text:list-item>
                <text:list-item>
                  <text:p text:style-name="P5">List of games played</text:p>
                </text:list-item>
              </text:list>
            </text:list-item>
          </text:list>
        </text:list-item>
        <text:list-item>
          <text:p text:style-name="P5">Wins</text:p>
        </text:list-item>
        <text:list-item>
          <text:p text:style-name="P5">Losses</text:p>
        </text:list-item>
        <text:list-item>
          <text:p text:style-name="P5">Draws</text:p>
        </text:list-item>
      </text:list>
      <text:p text:style-name="P6"/>
      <text:h text:style-name="Heading_20_3" text:outline-level="3">Games</text:h>
      <text:p text:style-name="Text_20_body"/>
      <text:list xml:id="list1950041624" text:style-name="L2">
        <text:list-item>
          <text:p text:style-name="P7">Model</text:p>
          <text:list>
            <text:list-item>
              <text:p text:style-name="P11">Id</text:p>
            </text:list-item>
            <text:list-item>
              <text:p text:style-name="P7">Timestamps</text:p>
            </text:list-item>
            <text:list-item>
              <text:p text:style-name="P11">Player X</text:p>
            </text:list-item>
            <text:list-item>
              <text:p text:style-name="P11">Player O</text:p>
            </text:list-item>
            <text:list-item>
              <text:p text:style-name="P7">Mode</text:p>
            </text:list-item>
            <text:list-item>
              <text:p text:style-name="P7">Result</text:p>
            </text:list-item>
            <text:list-item>
              <text:p text:style-name="P7">&lt;&gt; Plays</text:p>
              <text:list>
                <text:list-item>
                  <text:p text:style-name="P7">Player</text:p>
                </text:list-item>
                <text:list-item>
                  <text:p text:style-name="P7">Game</text:p>
                </text:list-item>
                <text:list-item>
                  <text:p text:style-name="P7">location</text:p>
                </text:list-item>
              </text:list>
            </text:list-item>
          </text:list>
        </text:list-item>
        <text:list-item>
          <text:p text:style-name="P7">View</text:p>
          <text:list>
            <text:list-item>
              <text:p text:style-name="P7">Either Username or “Computer(difficulty)”</text:p>
            </text:list-item>
            <text:list-item>
              <text:p text:style-name="P9">Duration</text:p>
            </text:list-item>
            <text:list-item>
              <text:p text:style-name="P11">[] Result</text:p>
            </text:list-item>
            <text:list-item>
              <text:p text:style-name="P14">Board</text:p>
            </text:list-item>
            <text:list-item>
              <text:p text:style-name="P14">[] Time-<text:span text:style-name="T3">machine</text:span></text:p>
            </text:list-item>
          </text:list>
        </text:list-item>
      </text:list>
      <text:p text:style-name="P6"/>
      <text:h text:style-name="P2" text:outline-level="3">API</text:h>
      <text:list xml:id="list2504967757" text:style-name="L3">
        <text:list-item>
          <text:p text:style-name="P8">Games</text:p>
          <text:list>
            <text:list-item>
              <text:p text:style-name="P10">list</text:p>
            </text:list-item>
            <text:list-item>
              <text:p text:style-name="P8">start</text:p>
            </text:list-item>
            <text:list-item>
              <text:p text:style-name="P10">play</text:p>
            </text:list-item>
            <text:list-item>
              <text:p text:style-name="P10">detail</text:p>
            </text:list-item>
            <text:list-item>
              <text:p text:style-name="P15"><text:span text:style-name="T5">[] u</text:span>nsaved</text:p>
              <text:list>
                <text:list-item>
                  <text:p text:style-name="P15">Used to evaluate validity of a move and have the AI make the next move.</text:p>
                </text:list-item>
                <text:list-item>
                  <text:p text:style-name="P16">These games will not be stored in the database</text:p>
                </text:list-item>
              </text:list>
            </text:list-item>
          </text:list>
        </text:list-item>
        <text:list-item>
          <text:p text:style-name="P10">Player</text:p>
          <text:list>
            <text:list-item>
              <text:p text:style-name="P10">detail</text:p>
            </text:list-item>
            <text:list-item>
              <text:p text:style-name="P10">games</text:p>
            </text:list-item>
          </text:list>
        </text:list-item>
        <text:list-item>
          <text:p text:style-name="P10">Leaderboard</text:p>
          <text:list>
            <text:list-item>
              <text:p text:style-name="P10">index</text:p>
            </text:list-item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9:55:12.276601136</meta:creation-date>
    <dc:date>2019-06-13T11:31:34.984176905</dc:date>
    <meta:editing-duration>PT1H14M4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6" meta:word-count="223" meta:character-count="1021" meta:non-whitespace-character-count="893"/>
  </office:meta>
</office:document-meta>
</file>